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5">e=0.5: <text:span text:style-name="T2">gets stuck – </text:span><text:span text:style-name="T6">800 episodes</text:span><text:span text:style-name="T2"> </text:span><text:span text:style-name="T3">(test_id=1)</text:span></text:p>
        </text:list-item>
        <text:list-item>
          <text:p text:style-name="P5">e=0.1: <text:span text:style-name="T4">gets stuck – </text:span><text:span text:style-name="T6">800 episodes </text:span><text:span text:style-name="T4">(test_id=2)</text:span></text:p>
        </text:list-item>
        <text:list-item>
          <text:p text:style-name="P5">e=0.<text:span text:style-name="T4">8</text:span>: <text:span text:style-name="T5">gets stuck – </text:span><text:span text:style-name="T6">800 episodes </text:span><text:span text:style-name="T5">(test_id=3)</text:span></text:p>
        </text:list-item>
        <text:list-item>
          <text:p text:style-name="P6">decaying epsil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17:47:05.142592469</dc:date>
    <meta:editing-duration>PT1H3M52S</meta:editing-duration>
    <meta:editing-cycles>9</meta:editing-cycles>
    <meta:generator>LibreOffice/7.6.7.2$Linux_X86_64 LibreOffice_project/60$Build-2</meta:generator>
    <meta:document-statistic meta:table-count="0" meta:image-count="0" meta:object-count="0" meta:page-count="1" meta:paragraph-count="8" meta:word-count="188" meta:character-count="1112" meta:non-whitespace-character-count="927"/>
  </office:meta>
</office:document-meta>
</file>